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loext:graphic-properties draw:fill="solid" draw:fill-color="#ffffff"/>
      <style:paragraph-properties fo:line-height="156%" fo:background-color="#ffffff"/>
    </style:style>
    <style:style style:name="P2" style:family="paragraph" style:parent-style-name="Standard">
      <loext:graphic-properties draw:fill="solid" draw:fill-color="#ffffff"/>
      <style:paragraph-properties fo:line-height="156%" fo:background-color="#ffffff"/>
      <style:text-properties fo:font-size="12pt" style:font-size-asian="12pt" style:font-size-complex="12pt"/>
    </style:style>
    <style:style style:name="P3" style:family="paragraph" style:parent-style-name="Standard">
      <loext:graphic-properties draw:fill="solid" draw:fill-color="#ffffff"/>
      <style:paragraph-properties fo:line-height="156%" fo:background-color="#ffffff"/>
      <style:text-properties fo:font-size="12pt" style:font-size-asian="12pt" style:font-size-complex="12pt" fo:background-color="#ffffff"/>
    </style:style>
    <style:style style:name="P4" style:family="paragraph" style:parent-style-name="Standard" style:master-page-name="Standard">
      <loext:graphic-properties draw:fill="solid" draw:fill-color="#ffffff"/>
      <style:paragraph-properties fo:line-height="156%" style:page-number="1" fo:background-color="#ffffff"/>
    </style:style>
    <style:style style:name="T1" style:family="text">
      <style:text-properties fo:font-size="18pt" fo:font-weight="bold" style:font-size-asian="18pt" style:font-weight-asian="bold" style:font-size-complex="18pt"/>
    </style:style>
    <style:style style:name="T2" style:family="text">
      <style:text-properties fo:font-size="12pt" fo:font-weight="bold" style:font-size-asian="12pt" style:font-weight-asian="bold" style:font-size-complex="12pt"/>
    </style:style>
    <style:style style:name="T3" style:family="text">
      <style:text-properties fo:font-size="12pt" fo:font-weight="bold" style:font-size-asian="12pt" style:font-weight-asian="bold" style:font-size-complex="12pt" fo:background-color="#ffffff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style:font-size-asian="12pt" style:font-size-complex="12pt" fo:background-color="#ffffff"/>
    </style:style>
    <style:style style:name="T6" style:family="text">
      <style:text-properties fo:color="#1155cc" fo:font-size="12pt" style:text-underline-style="solid" style:text-underline-width="auto" style:text-underline-color="font-color" style:font-size-asian="12pt" style:font-size-complex="12pt" fo:background-color="#fffff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WordCamp Łódź 2019<text:line-break/></text:span><text:span text:style-name="T2"><text:line-break/>WordCamp</text:span><text:span text:style-name="T4"> jest konferencją, która społeczności WordPressa daje możliwość raz w roku na wymianę aktualnych trendów, nowych rozwiązań technologicznych oraz kontaktów. Do społeczności nie należą tylko i wyłącznie osoby, które na co dzień zajmują się rozwojem programistycznym systemu.</text:span></text:p>
      <text:p text:style-name="P1"><text:span text:style-name="T4">To również użytkownicy, czyli blogerzy, właściciele dużych i znaczących serwisów informacyjnych, managerowie, designerzy, pracownicy licznych firm z branży IT, którzy na co dzień opierają produkty tworzone dla swoich klientów właśnie o WordPressa.</text:span></text:p>
      <text:p text:style-name="P2"/>
      <text:p text:style-name="P1"><text:span text:style-name="T4">WordCamp to w dużej mierze prelekcje i warsztaty, dzięki którym dzielimy się swoją wiedzą i pomysłami. To również networking, który daje możliwość specjalistom na nawiązanie nowych kontaktów i pozyskanie ciekawych pracowników lub klientów.</text:span></text:p>
      <text:p text:style-name="P2"/>
      <text:p text:style-name="P1"><text:span text:style-name="T5">Oficjalna data tegorocznego, największego wydarzenia wordpressowego w Polsce to </text:span><text:span text:style-name="T3">22 – 24 listopada 2019</text:span><text:span text:style-name="T5">. Data jesienna została przez nas wybrana celowo, aby nikomu nie przeszkodzić w wakacyjnych planach i móc zobaczyć w Łodzi jak najwięcej WordPressowych i około WordPressowych specjalistów polskiej sceny IT.</text:span></text:p>
      <text:p text:style-name="P1"><text:span text:style-name="T5">Lokalizacja to samo centrum Łodzi. </text:span><text:span text:style-name="T3">Hotel Ambasador Premium</text:span><text:span text:style-name="T5">, położony w bliskiej odległości od historycznej ulicy Piotrkowskiej oraz OFF Piotrkowska Center. Miejsce jest bardzo dobrze skomunikowane z łódzkimi dworcami oraz obwodnicami. Dookoła znajdują się liczne hotele i hostele.</text:span></text:p>
      <text:p text:style-name="P3"/>
      <text:p text:style-name="P1"><text:span text:style-name="T5">Więcej szczegółów znajduje się na oficjalnej stronie wydarzenia: </text:span><text:a xlink:type="simple" xlink:href="https://2019.lodz.wordcamp.org/" text:style-name="ListLabel_20_1" text:visited-style-name="ListLabel_20_1"><text:span text:style-name="T6">https://2019.lodz.wordcamp.org/</text:span></text:a><text:span text:style-name="T5"><text:line-break/>oraz na profilach social media: <text:line-break/></text:span><text:a xlink:type="simple" xlink:href="https://www.facebook.com/wordcamp.polska/" text:style-name="ListLabel_20_1" text:visited-style-name="ListLabel_20_1"><text:span text:style-name="T6">https://www.facebook.com/wordcamp.polska/</text:span></text:a><text:span text:style-name="T5"><text:line-break/></text:span><text:a xlink:type="simple" xlink:href="https://www.instagram.com/wordcamppolska/" text:style-name="ListLabel_20_1" text:visited-style-name="ListLabel_20_1"><text:span text:style-name="T6">https://www.instagram.com/wordcamppolska/</text:span></text:a><text:span text:style-name="T5"><text:line-break/></text:span><text:a xlink:type="simple" xlink:href="https://www.linkedin.com/company/wordcamp-polska" text:style-name="ListLabel_20_1" text:visited-style-name="ListLabel_20_1"><text:span text:style-name="T6">https://www.linkedin.com/company/wordcamp-polska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pl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pl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color="#1155cc" fo:font-size="12pt" style:text-underline-style="solid" style:text-underline-width="auto" style:text-underline-color="font-color" style:font-size-asian="12pt" style:font-size-complex="12pt" fo:background-color="#ffffff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6" meta:word-count="201" meta:character-count="1636" meta:non-whitespace-character-count="1438"/>
    <meta:generator>LibreOfficeDev/6.0.5.2$Linux_X86_64 LibreOffice_project/</meta:generator>
  </office:meta>
</office:document-meta>
</file>